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Language.getNewDocu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Language.create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Language.getDocumentTypeNam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reateLanguage.getInitial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Language.getVisibleInNav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reateLanguage.initParame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reateLanguage.getNewDocumen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eateLanguage.getNonExistingLanguag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reateLanguage.doCheckPrecondit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reateLanguage.getSource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